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paragraph-rsid="00189798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89798"/>
    </style:style>
    <style:style style:name="P4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start" style:justify-single-word="false" fo:text-indent="-0.5in" style:auto-text-indent="false" style:page-number="auto" fo:background-color="transparent"/>
    </style:style>
    <style:style style:name="P5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start" style:justify-single-word="false" fo:text-indent="0in" style:auto-text-indent="false" style:page-number="auto" fo:background-color="transparent"/>
      <style:text-properties fo:font-size="12pt" officeooo:rsid="00189798" officeooo:paragraph-rsid="00220472" style:font-size-asian="12pt" style:font-size-complex="12pt"/>
    </style:style>
    <style:style style:name="P6" style:family="paragraph" style:parent-style-name="Subtitle">
      <style:text-properties officeooo:rsid="0015a187" officeooo:paragraph-rsid="0015a187"/>
    </style:style>
    <style:style style:name="P7" style:family="paragraph" style:parent-style-name="Title">
      <style:text-properties officeooo:rsid="0015a187" officeooo:paragraph-rsid="0015a187"/>
    </style:style>
    <style:style style:name="P8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align="start" style:justify-single-word="false" fo:text-indent="-0.4366in" style:auto-text-indent="false" style:page-number="auto" fo:background-color="transparent"/>
      <style:text-properties officeooo:paragraph-rsid="002c0d8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9798" style:font-style-asian="italic" style:font-style-complex="italic"/>
    </style:style>
    <style:style style:name="T3" style:family="text">
      <style:text-properties fo:font-style="italic" officeooo:rsid="00191c41" style:font-style-asian="italic" style:font-style-complex="italic"/>
    </style:style>
    <style:style style:name="T4" style:family="text">
      <style:text-properties fo:font-style="italic" officeooo:rsid="001ab863" style:font-style-asian="italic" style:font-style-complex="italic"/>
    </style:style>
    <style:style style:name="T5" style:family="text">
      <style:text-properties fo:font-style="italic" officeooo:rsid="001ca33a" style:font-style-asian="italic" style:font-style-complex="italic"/>
    </style:style>
    <style:style style:name="T6" style:family="text">
      <style:text-properties fo:font-style="italic" officeooo:rsid="001e8415" style:font-style-asian="italic" style:font-style-complex="italic"/>
    </style:style>
    <style:style style:name="T7" style:family="text">
      <style:text-properties fo:font-style="italic" officeooo:rsid="001edfbc" style:font-style-asian="italic" style:font-style-complex="italic"/>
    </style:style>
    <style:style style:name="T8" style:family="text">
      <style:text-properties fo:font-style="italic" officeooo:rsid="001f85cb" style:font-style-asian="italic" style:font-style-complex="italic"/>
    </style:style>
    <style:style style:name="T9" style:family="text">
      <style:text-properties fo:font-style="italic" officeooo:rsid="0020f20e" style:font-style-asian="italic" style:font-style-complex="italic"/>
    </style:style>
    <style:style style:name="T10" style:family="text">
      <style:text-properties fo:font-style="italic" officeooo:rsid="00218aa2" style:font-style-asian="italic" style:font-style-complex="italic"/>
    </style:style>
    <style:style style:name="T11" style:family="text">
      <style:text-properties fo:font-style="italic" officeooo:rsid="00220472" style:font-style-asian="italic" style:font-style-complex="italic"/>
    </style:style>
    <style:style style:name="T12" style:family="text">
      <style:text-properties fo:font-style="italic" officeooo:rsid="00227af6" style:font-style-asian="italic" style:font-style-complex="italic"/>
    </style:style>
    <style:style style:name="T13" style:family="text">
      <style:text-properties fo:font-style="italic" officeooo:rsid="00246e66" style:font-style-asian="italic" style:font-style-complex="italic"/>
    </style:style>
    <style:style style:name="T14" style:family="text">
      <style:text-properties fo:font-style="italic" officeooo:rsid="00265c7c" style:font-style-asian="italic" style:font-style-complex="italic"/>
    </style:style>
    <style:style style:name="T15" style:family="text">
      <style:text-properties fo:font-style="italic" officeooo:rsid="002c0d8e" style:font-style-asian="italic" style:font-style-complex="italic"/>
    </style:style>
    <style:style style:name="T16" style:family="text">
      <style:text-properties fo:font-style="italic" officeooo:rsid="002e7284" style:font-style-asian="italic" style:font-style-complex="italic"/>
    </style:style>
    <style:style style:name="T17" style:family="text">
      <style:text-properties fo:font-style="italic" officeooo:rsid="002e7809" style:font-style-asian="italic" style:font-style-complex="italic"/>
    </style:style>
    <style:style style:name="T18" style:family="text">
      <style:text-properties fo:font-style="italic" officeooo:rsid="002e8afa" style:font-style-asian="italic" style:font-style-complex="italic"/>
    </style:style>
    <style:style style:name="T19" style:family="text">
      <style:text-properties fo:font-style="italic" officeooo:rsid="003313de" style:font-style-asian="italic" style:font-style-complex="italic"/>
    </style:style>
    <style:style style:name="T20" style:family="text">
      <style:text-properties fo:font-style="italic" officeooo:rsid="0035eb59" style:font-style-asian="italic" style:font-style-complex="italic"/>
    </style:style>
    <style:style style:name="T21" style:family="text">
      <style:text-properties fo:font-style="italic" officeooo:rsid="0038b7a7" style:font-style-asian="italic" style:font-style-complex="italic"/>
    </style:style>
    <style:style style:name="T22" style:family="text">
      <style:text-properties officeooo:rsid="00191c41"/>
    </style:style>
    <style:style style:name="T23" style:family="text">
      <style:text-properties officeooo:rsid="001e8415"/>
    </style:style>
    <style:style style:name="T24" style:family="text">
      <style:text-properties officeooo:rsid="001edfbc"/>
    </style:style>
    <style:style style:name="T25" style:family="text">
      <style:text-properties officeooo:rsid="002854cf"/>
    </style:style>
    <style:style style:name="T26" style:family="text">
      <style:text-properties officeooo:rsid="002c0d8e"/>
    </style:style>
    <style:style style:name="T27" style:family="text">
      <style:text-properties officeooo:rsid="0037e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ctorData <text:span text:style-name="T24">Madrid</text:span></text:p>
      <text:p text:style-name="P6"><text:span text:style-name="T22">Linked data y h</text:span>erramientas colaborativas para <text:span text:style-name="T25">analizar y </text:span>mejorar los datos abiertos de nuestra ciudad</text:p>
      <text:p text:style-name="P3">Organización: </text:p>
      <text:p text:style-name="P1"><text:tab/>Raimundo Abril <text:span text:style-name="T23">y </text:span>Esteban <text:span text:style-name="T26">González</text:span></text:p>
      <text:p text:style-name="P2">Descripción de la propuesta:</text:p>
      <text:p text:style-name="P8"><text:tab/><text:span text:style-name="T5">Este proyecto parte de la experiencia DoctorData en el concurso #Datamad2017. Buscamos </text:span><text:span text:style-name="T6">proponer un espacio donde los ciudadanos puedan no sólo </text:span><text:span text:style-name="T7">identificar y </text:span><text:span text:style-name="T6">conocer los datos públicos a su alcance, sino: <text:line-break/><text:tab/></text:span><text:span text:style-name="T12">Desarrollar herramientas de análisis de datos open source para manejar datos públicos.<text:line-break/><text:tab/>I</text:span><text:span text:style-name="T7">nvestigar y </text:span><text:span text:style-name="T6">extraer información útil </text:span><text:span text:style-name="T8">de los portales públicos.</text:span><text:span text:style-name="T6"><text:line-break/><text:tab/></text:span><text:span text:style-name="T8">Investigar comunidades y fuentes de datos </text:span><text:span text:style-name="T13">externas</text:span><text:span text:style-name="T8"> para enriquecer la oferta </text:span><text:span text:style-name="T13">pública.</text:span><text:span text:style-name="T6"><text:line-break/><text:tab/></text:span><text:span text:style-name="T7">Proponer herramientas de visualización y control/medida de estos datos.<text:line-break/><text:tab/>Aplicar inteligencia artificial para detectar anomalías.<text:line-break/><text:tab/>Proponer </text:span><text:span text:style-name="T8">herramientas de interacción y mejora de estos datos.<text:line-break/><text:tab/></text:span><text:span text:style-name="T15">Aplicar técnicas de gamificación para animar y fomentar la participación.</text:span><text:span text:style-name="T8"><text:line-break/></text:span><text:span text:style-name="T14"><text:tab/>Chatbots como herramienta de interacción con datos públicos.</text:span></text:p>
      <text:p text:style-name="P3">Línea de trabajo de Medialab-Prado: </text:p>
      <text:p text:style-name="P3"><text:tab/><text:span text:style-name="T1">@Datalabx</text:span></text:p>
      <text:p text:style-name="P2">Razón por la que se propone celebrar la actividad en Medialab-Prado:</text:p>
      <text:p text:style-name="P4"><text:tab/><text:span text:style-name="T5">Este grupo de trabajo pretende servir como herramienta de colaboración ciudadana para mejorar la información pública disponible en los distintos portales de datos abiertos.</text:span></text:p>
      <text:p text:style-name="P2">Fecha y duración:</text:p>
      <text:p text:style-name="P4"><text:tab/><text:span text:style-name="T27">A partir de cuando se pueda,</text:span><text:span text:style-name="T2"> con una reunión </text:span><text:span text:style-name="T16">mensual </text:span><text:span text:style-name="T20">y</text:span><text:span text:style-name="T17"> grupo de Telegram para seguir los avances.</text:span></text:p>
      <text:p text:style-name="P2">Aforo previsto:</text:p>
      <text:p text:style-name="P4"><text:tab/><text:span text:style-name="T2">Grupo inicialmente </text:span><text:span text:style-name="T18">de </text:span><text:span text:style-name="T2">2 personas, pero </text:span><text:span text:style-name="T18">buscamos</text:span><text:span text:style-name="T2"> crecer con colaboradores externos.</text:span></text:p>
      <text:p text:style-name="P2">Breve descripción de las necesidades técnicas:</text:p>
      <text:p text:style-name="P4"><text:tab/><text:span text:style-name="T2">En principio disponemos de </text:span><text:span text:style-name="T3">nuestros </text:span><text:span text:style-name="T2">ordenadores personales, usaremos repositorio en Github. Eventualmente se necesitará proyector, </text:span><text:span text:style-name="T3">y necesitaremos máquinas virtuales. Si medialab no dispone del servicio buscaremos alternativa online.</text:span></text:p>
      <text:p text:style-name="P2">Breve descripción de las necesidades de mobiliario:</text:p>
      <text:p text:style-name="P2"><text:tab/><text:span text:style-name="T4">Sillas y mesas para trabajar.</text:span></text:p>
      <text:p text:style-name="P2">Comentarios:</text:p>
      <text:p text:style-name="P5"><text:span text:style-name="T9">Aunque nos centramos principalmente en</text:span><text:span text:style-name="T10"> Smart cities, mobiliario urbano y </text:span><text:span text:style-name="T19">accesibilidad</text:span><text:span text:style-name="T10">, estamos abiertos a colaborar con profesionales de otros campos como periodistas, que quieran aplicar nuestras herramientas </text:span><text:span text:style-name="T11">sobre los datasets públicos</text:span><text:span text:style-name="T10"> para ejercer una labor periodíst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0:46:58.340968000</meta:creation-date>
    <dc:date>2017-12-12T16:39:31.560467000</dc:date>
    <meta:editing-duration>P1DT5H23M34S</meta:editing-duration>
    <meta:editing-cycles>24</meta:editing-cycles>
    <meta:generator>LibreOffice/5.4.1.2$MacOSX_X86_64 LibreOffice_project/ea7cb86e6eeb2bf3a5af73a8f7777ac570321527</meta:generator>
    <meta:document-statistic meta:table-count="0" meta:image-count="0" meta:object-count="0" meta:page-count="1" meta:paragraph-count="20" meta:word-count="291" meta:character-count="2118" meta:non-whitespace-character-count="1828"/>
  </office:meta>
</office:document-meta>
</file>